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weight="bold" officeooo:rsid="000f3af0" officeooo:paragraph-rsid="000f3af0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5pt" fo:font-weight="bold" officeooo:rsid="000f3af0" officeooo:paragraph-rsid="000f3af0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.0398in" fo:margin-bottom="0.0398in" loext:contextual-spacing="false"/>
      <style:text-properties fo:font-weight="normal" officeooo:rsid="000f3af0" officeooo:paragraph-rsid="000f3af0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italic" fo:font-weight="normal" officeooo:rsid="000f3af0" officeooo:paragraph-rsid="000f3af0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italic" fo:font-weight="normal" officeooo:rsid="0022409e" officeooo:paragraph-rsid="0022409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officeooo:rsid="0012628c" officeooo:paragraph-rsid="0012628c"/>
    </style:style>
    <style:style style:name="P7" style:family="paragraph" style:parent-style-name="Standard">
      <style:paragraph-properties fo:margin-top="0.0398in" fo:margin-bottom="0.0398in" loext:contextual-spacing="false"/>
      <style:text-properties officeooo:rsid="0012ffdd" officeooo:paragraph-rsid="0012ffdd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2ffdd" officeooo:paragraph-rsid="0012ffdd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193723" officeooo:paragraph-rsid="00193723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fo:font-weight="bold" officeooo:rsid="00159a32" officeooo:paragraph-rsid="00159a3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fo:font-weight="bold" officeooo:rsid="00159a32" officeooo:paragraph-rsid="000f3af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fo:font-weight="bold" officeooo:rsid="001aae88" officeooo:paragraph-rsid="001aae8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fo:font-weight="bold" officeooo:rsid="001aae88" officeooo:paragraph-rsid="00159a3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fo:font-weight="normal" officeooo:rsid="001f39d1" officeooo:paragraph-rsid="001f39d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fo:font-weight="normal" officeooo:rsid="001fb634" officeooo:paragraph-rsid="0022409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officeooo:paragraph-rsid="0012ffdd"/>
    </style:style>
    <style:style style:name="P17" style:family="paragraph" style:parent-style-name="Standard">
      <style:paragraph-properties fo:margin-top="0.0398in" fo:margin-bottom="0.0398in" loext:contextual-spacing="false"/>
      <style:text-properties officeooo:rsid="0016fa53" officeooo:paragraph-rsid="0016fa53"/>
    </style:style>
    <style:style style:name="P18" style:family="paragraph" style:parent-style-name="Standard">
      <style:paragraph-properties fo:margin-top="0.0398in" fo:margin-bottom="0.0398in" loext:contextual-spacing="false"/>
      <style:text-properties officeooo:rsid="00193723" officeooo:paragraph-rsid="00193723"/>
    </style:style>
    <style:style style:name="P19" style:family="paragraph" style:parent-style-name="Standard">
      <style:paragraph-properties fo:margin-top="0.0398in" fo:margin-bottom="0.0398in" loext:contextual-spacing="false"/>
      <style:text-properties officeooo:rsid="0012a077" officeooo:paragraph-rsid="00193723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fo:font-weight="normal" officeooo:rsid="00159a32" officeooo:paragraph-rsid="00159a32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margin-top="0.0398in" fo:margin-bottom="0.0398in" loext:contextual-spacing="false"/>
      <style:text-properties fo:font-style="normal" fo:font-weight="normal" officeooo:rsid="001fb634" officeooo:paragraph-rsid="001fb63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fo:font-weight="normal" officeooo:rsid="0022409e" officeooo:paragraph-rsid="0022409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italic" fo:font-weight="normal" officeooo:rsid="001fb634" officeooo:paragraph-rsid="0022409e" style:font-style-asian="italic" style:font-weight-asian="normal" style:font-style-complex="italic" style:font-weight-complex="normal"/>
    </style:style>
    <style:style style:name="P24" style:family="paragraph" style:parent-style-name="Standard" style:list-style-name="L2">
      <style:paragraph-properties fo:margin-top="0.0398in" fo:margin-bottom="0.0398in" loext:contextual-spacing="false"/>
      <style:text-properties fo:font-style="italic" fo:font-weight="bold" officeooo:rsid="0022409e" officeooo:paragraph-rsid="0022409e" style:font-style-asian="italic" style:font-weight-asian="bold" style:font-style-complex="italic" style:font-weight-complex="bold"/>
    </style:style>
    <style:style style:name="P25" style:family="paragraph" style:parent-style-name="Standard" style:list-style-name="L2">
      <style:paragraph-properties fo:margin-top="0.0398in" fo:margin-bottom="0.0398in" loext:contextual-spacing="false"/>
      <style:text-properties officeooo:paragraph-rsid="0022409e"/>
    </style:style>
    <style:style style:name="P26" style:family="paragraph" style:parent-style-name="Standard">
      <style:paragraph-properties fo:margin-top="0.0398in" fo:margin-bottom="0.0398in" loext:contextual-spacing="false"/>
      <style:text-properties officeooo:paragraph-rsid="0022409e"/>
    </style:style>
    <style:style style:name="P27" style:family="paragraph" style:parent-style-name="Standard">
      <style:paragraph-properties fo:margin-top="0.0398in" fo:margin-bottom="0.0398in" loext:contextual-spacing="false"/>
      <style:text-properties officeooo:rsid="0027d00b" officeooo:paragraph-rsid="0027d00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ffdd" style:font-style-asian="italic" style:font-style-complex="italic"/>
    </style:style>
    <style:style style:name="T3" style:family="text">
      <style:text-properties fo:font-style="italic" officeooo:rsid="0018e5a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5248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7d00b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ffdd" style:font-style-asian="normal" style:font-style-complex="normal"/>
    </style:style>
    <style:style style:name="T9" style:family="text">
      <style:text-properties fo:font-style="normal" officeooo:rsid="00193723" style:font-style-asian="normal" style:font-style-complex="normal"/>
    </style:style>
    <style:style style:name="T10" style:family="text">
      <style:text-properties fo:font-style="normal" officeooo:rsid="0027d00b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eb3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248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409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d00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22409e" style:font-style-asian="normal" style:font-weight-asian="bold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3eb3c" style:font-weight-asian="normal" style:font-weight-complex="normal"/>
    </style:style>
    <style:style style:name="T19" style:family="text">
      <style:text-properties fo:font-weight="normal" officeooo:rsid="00252483" style:font-weight-asian="normal" style:font-weight-complex="normal"/>
    </style:style>
    <style:style style:name="T20" style:family="text">
      <style:text-properties officeooo:rsid="0018e5a8"/>
    </style:style>
    <style:style style:name="T21" style:family="text">
      <style:text-properties officeooo:rsid="0022409e"/>
    </style:style>
    <style:style style:name="T22" style:family="text">
      <style:text-properties officeooo:rsid="0027d0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0 Days of Code – Random Notes</text:p>
      <text:p text:style-name="P6">Set <text:span text:style-name="T1">font: inherit</text:span><text:span text:style-name="T7"> on some elements that apply their own styles above yours, like &lt;button&gt; and &lt;label&gt;</text:span></text:p>
      <text:p text:style-name="P19"><text:span text:style-name="T7">For Radio buttons you set each one’s id to each one’s label, but a </text:span><text:span text:style-name="T1">’name’</text:span><text:span text:style-name="T7"> property needs to be the same </text:span><text:span text:style-name="T9">on all</text:span><text:span text:style-name="T7">. And the </text:span><text:span text:style-name="T1">‘value’</text:span><text:span text:style-name="T7"> property also needs to have the correct and chosen option behind the scene</text:span></text:p>
      <text:p text:style-name="P7"><text:span text:style-name="T7">On checkboxes for multiple options that one or more can be chosen you also need to add the </text:span><text:span text:style-name="T1">’value’</text:span><text:span text:style-name="T7"> proerty to each so the data is worked better behind the scene</text:span></text:p>
      <text:p text:style-name="P8">&lt;textarea&gt; has a closing tag different to input tags, <text:span text:style-name="T20">and if you want to take the resize default option it has on the UI, add </text:span><text:span text:style-name="T3">resize: none</text:span><text:span text:style-name="T20"> in the CSS</text:span></text:p>
      <text:p text:style-name="P16"><text:span text:style-name="T8">If you need to display diferrent text on the display of a dropdown than the value the server needs, add the text between the &lt;option&gt; tag and also the </text:span><text:span text:style-name="T2">’value’</text:span><text:span text:style-name="T8"> proerty to what it needs</text:span></text:p>
      <text:p text:style-name="P17"><text:span text:style-name="T8">Y</text:span><text:span text:style-name="T7">ou can add </text:span><text:span text:style-name="T1">novalidtation</text:span><text:span text:style-name="T7"> property on the &lt;form&gt; if you need</text:span></text:p>
      <text:p text:style-name="P18"><text:span text:style-name="T7">there is a </text:span><text:span text:style-name="T1">type=”tel”</text:span><text:span text:style-name="T7"> specially for telephone numbers</text:span></text:p>
      <text:p text:style-name="P9"/>
      <text:p text:style-name="P1">Css variables</text:p>
      <text:p text:style-name="P3">You set them on the <text:span text:style-name="T1">html</text:span><text:span text:style-name="T7"> selector</text:span></text:p>
      <text:p text:style-name="P4">--color-gray-100: rgb(235, 236, 236);<text:span text:style-name="T7"> it begins with – but then you set the name you need (the 100 is just to reference the intensity, made up name) and set the value it stands for</text:span></text:p>
      <text:p text:style-name="P4">color: var(--color-gray-100);<text:span text:style-name="T7"> and this is the way to use it on any selector after </text:span></text:p>
      <text:p text:style-name="P11">Button on form</text:p>
      <text:p text:style-name="P10"><text:span text:style-name="T17">You know that if you have a button on a form it automatically is used to submit the form. But you can overwrite this behavior by setting </text:span><text:span text:style-name="T4">type=”button”</text:span><text:span text:style-name="T17"> so it will not submit, and you can even set </text:span><text:span text:style-name="T4">type=”reset”</text:span><text:span text:style-name="T17"> for it to clear all the form. </text:span></text:p>
      <text:p text:style-name="P20"/>
      <text:p text:style-name="P13">JavaScript</text:p>
      <text:p text:style-name="P12"><text:span text:style-name="T17">Modulus Operator is </text:span><text:span text:style-name="T4">%</text:span><text:span text:style-name="T17"> the one for the reminder on a division</text:span></text:p>
      <text:p text:style-name="P14">There is a useful event to listen, which is ‘input’</text:p>
      <text:p text:style-name="P23">Control Structures:</text:p>
      <text:p text:style-name="P15"><text:span text:style-name="T21">A</text:span>re special JS syntax/features that allow you to control:</text:p>
      <text:list xml:id="list4207074418" text:style-name="L1">
        <text:list-item>
          <text:p text:style-name="P21">under which conditions cod is executed (if-statemens)</text:p>
        </text:list-item>
        <text:list-item>
          <text:p text:style-name="P21">how often some code is executed (loops)</text:p>
        </text:list-item>
      </text:list>
      <text:p text:style-name="P5">Loops<text:span text:style-name="T7">:</text:span></text:p>
      <text:p text:style-name="P22">To repeat certain code:</text:p>
      <text:list xml:id="list2849506933" text:style-name="L2">
        <text:list-item>
          <text:p text:style-name="P24"><text:span text:style-name="T7">for:</text:span><text:span text:style-name="T11"> Loops </text:span><text:span text:style-name="T17">n</text:span><text:span text:style-name="T11"> number of times, </text:span><text:span text:style-name="T18">for (let i; i&gt;10; i++) {},</text:span><text:span text:style-name="T12"> so the loop will happen 10 times</text:span></text:p>
        </text:list-item>
        <text:list-item>
          <text:p text:style-name="P24"><text:span text:style-name="T7">for...of</text:span><text:span text:style-name="T11">: Loops through all elements of an array, </text:span><text:span text:style-name="T18">for (const user of userArray) {},</text:span><text:span text:style-name="T12"> so the loop gives you each element every iteration</text:span></text:p>
        </text:list-item>
        <text:list-item>
          <text:p text:style-name="P25"><text:span text:style-name="T16">for...in</text:span><text:span text:style-name="T14">: Loops through all properties in an object, </text:span><text:span text:style-name="T5">for (const key in someObject) {}</text:span><text:span text:style-name="T13">, to loope in every key in the object, in order to get the values you need to pass a sqaure brackets [] to the object in there set the </text:span><text:span text:style-name="T5">key</text:span><text:span text:style-name="T13"> on the brackets</text:span></text:p>
        </text:list-item>
        <text:list-item>
          <text:p text:style-name="P24"><text:soft-page-break/><text:span text:style-name="T7">while:</text:span><text:span text:style-name="T11"> Loops as long as a certain condition is met, </text:span><text:span text:style-name="T19">while (some condition) {}</text:span></text:p>
        </text:list-item>
      </text:list>
      <text:p text:style-name="P27"><text:span text:style-name="T6">N</text:span><text:span text:style-name="T4">otes:</text:span></text:p>
      <text:p text:style-name="P26"><text:span text:style-name="T6">new FormData():</text:span><text:span text:style-name="T15"> is a way to instanciate an object for the data retieved from a form. You can get some methods form this built in object like </text:span><text:span text:style-name="T6">.get()</text:span><text:span text:style-name="T15"> where in parenthesis you can type the </text:span><text:span text:style-name="T6">”name”</text:span><text:span text:style-name="T15"> you set on the &lt;input&gt; to well get it.</text:span></text:p>
      <text:p text:style-name="P26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8:04:21.852349324</meta:creation-date>
    <dc:date>2022-02-02T14:08:18.390892524</dc:date>
    <meta:editing-duration>PT5H35M2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492" meta:character-count="2605" meta:non-whitespace-character-count="2146"/>
  </office:meta>
</office:document-meta>
</file>